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c9c0b" officeooo:paragraph-rsid="000c9c0b"/>
    </style:style>
    <style:style style:name="P4" style:family="paragraph" style:parent-style-name="Standard">
      <style:paragraph-properties fo:text-align="justify" style:justify-single-word="false"/>
      <style:text-properties officeooo:rsid="000dc216" officeooo:paragraph-rsid="000dc216"/>
    </style:style>
    <style:style style:name="P5" style:family="paragraph" style:parent-style-name="Standard">
      <style:paragraph-properties fo:text-align="justify" style:justify-single-word="false"/>
      <style:text-properties officeooo:rsid="000fbb99" officeooo:paragraph-rsid="000fbb99"/>
    </style:style>
    <style:style style:name="P6" style:family="paragraph" style:parent-style-name="Standard">
      <style:paragraph-properties fo:text-align="justify" style:justify-single-word="false"/>
      <style:text-properties officeooo:rsid="0010a284" officeooo:paragraph-rsid="0010a284"/>
    </style:style>
    <style:style style:name="T1" style:family="text">
      <style:text-properties officeooo:rsid="000c9c0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fbb99" style:font-size-asian="9.60000038146973pt" style:font-size-complex="11pt"/>
    </style:style>
    <style:style style:name="T4" style:family="text">
      <style:text-properties officeooo:rsid="000fb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SPRING SECURITY</text:span></text:p>
      <text:p text:style-name="P1"/>
      <text:p text:style-name="P3"><text:span text:style-name="T4">1.</text:span>@<text:span text:style-name="T2">Secured -&gt; used to specify a list of roles </text:span></text:p>
      <text:p text:style-name="P3"><text:span text:style-name="T2"/></text:p>
      <text:p text:style-name="P4"><text:span text:style-name="T3">2.</text:span><text:span text:style-name="T2">@PreAuthorize -&gt; used to denote that particular part will be accessible <text:s/>the accessed people</text:span></text:p>
      <text:p text:style-name="P4"><text:span text:style-name="T2">Eg:@PreAuthorize("hasRole('ROLE_ADMIN')")</text:span></text:p>
      <text:p text:style-name="P4"><text:span text:style-name="T2"/></text:p>
      <text:p text:style-name="P4"><text:span text:style-name="T3">3.</text:span><text:span text:style-name="T2">@PostAuthorize -&gt; used to control the results of method or class</text:span></text:p>
      <text:p text:style-name="P5"><text:span text:style-name="T2"/></text:p>
      <text:p text:style-name="P5"><text:span text:style-name="T2">4.@PreFilter -&gt;used to specify an expression must be true </text:span></text:p>
      <text:p text:style-name="P5"><text:span text:style-name="T2"/></text:p>
      <text:p text:style-name="P5"><text:span text:style-name="T2">5.@PostFilter </text:span></text:p>
      <text:p text:style-name="P5"><text:span text:style-name="T2"/></text:p>
      <text:p text:style-name="P5"><text:span text:style-name="T2">6.@RolesAllowed -&gt; more <text:s/>flexible than the <text:s/>@Secured annotation </text:span></text:p>
      <text:p text:style-name="P5"><text:span text:style-name="T2"/></text:p>
      <text:p text:style-name="P5"><text:span text:style-name="T2">7.@AuthenticationPrincipal <text:s/>-&gt;used to inject current authenticated user into method or class.</text:span></text:p>
      <text:p text:style-name="P5"><text:span text:style-name="T2"/></text:p>
      <text:p text:style-name="P6"><text:span text:style-name="T2">8.@RoleHierarchy -&gt; used to simplify the security configuration</text:span></text:p>
      <text:p text:style-name="P6"><text:span text:style-name="T2">Ex:@RoleHierarchy(value = { "ROLE_ADMIN &gt; ROLE_USER",</text:span></text:p>
      <text:p text:style-name="P6"><text:span text:style-name="T2"><text:s text:c="25"/>"ROLE_SUPER_ADMIN &gt; ROLE_ADMIN" })</text:span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21:45:37.622442639</meta:creation-date>
    <dc:date>2025-08-26T22:19:04.441357382</dc:date>
    <meta:editing-duration>PT12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84" meta:character-count="670" meta:non-whitespace-character-count="561"/>
  </office:meta>
</office:document-meta>
</file>